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21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solid #000000" fo:wrap-option="no-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15" style:family="table-cell" style:parent-style-name="Default">
      <style:table-cell-properties fo:border-bottom="none" fo:border-left="none" fo:border-right="0.74pt solid #000000" fo:border-top="none"/>
      <style:text-properties style:font-name="Arial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OST Table" table:style-name="ta1">
        <table:table-column table:style-name="co1" table:default-cell-style-name="ce8"/>
        <table:table-column table:style-name="co2" table:number-columns-repeated="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2" table:number-columns-repeated="16378" table:default-cell-style-name="ce12"/>
        <table:table-row table:style-name="ro1">
          <table:table-cell table:style-name="ce1" office:value-type="string" calcext:value-type="string">
            <text:p>Акцептор</text:p>
          </table:table-cell>
          <table:table-cell table:style-name="ce9" office:value-type="string" calcext:value-type="string" table:number-columns-spanned="11" table:number-rows-spanned="1">
            <text:p>СоцСеть</text:p>
          </table:table-cell>
          <table:covered-table-cell table:number-columns-repeated="10" table:style-name="ce14"/>
          <table:table-cell table:number-columns-repeated="16372"/>
        </table:table-row>
        <table:table-row table:style-name="ro2">
          <table:table-cell table:style-name="ce2" office:value-type="string" calcext:value-type="string" table:number-columns-spanned="1" table:number-rows-spanned="2">
            <text:p>Статьи</text:p>
          </table:table-cell>
          <table:table-cell table:style-name="ce10" office:value-type="string" calcext:value-type="string" table:number-columns-spanned="1" table:number-rows-spanned="2">
            <text:p>Reddit</text:p>
          </table:table-cell>
          <table:table-cell table:style-name="ce10" office:value-type="string" calcext:value-type="string" table:number-columns-spanned="1" table:number-rows-spanned="2">
            <text:p>Dev.to</text:p>
          </table:table-cell>
          <table:table-cell table:style-name="ce10" office:value-type="string" calcext:value-type="string" table:number-columns-spanned="1" table:number-rows-spanned="2">
            <text:p>Hashnode</text:p>
          </table:table-cell>
          <table:table-cell table:style-name="ce10" office:value-type="string" calcext:value-type="string" table:number-columns-spanned="1" table:number-rows-spanned="2">
            <text:p>Hacker News</text:p>
          </table:table-cell>
          <table:table-cell table:style-name="ce10" office:value-type="string" calcext:value-type="string" table:number-columns-spanned="1" table:number-rows-spanned="2">
            <text:p>Product Hunt</text:p>
          </table:table-cell>
          <table:table-cell table:style-name="ce10" office:value-type="string" calcext:value-type="string" table:number-columns-spanned="1" table:number-rows-spanned="2">
            <text:p>Telegram</text:p>
          </table:table-cell>
          <table:table-cell table:style-name="ce10" office:value-type="string" calcext:value-type="string" table:number-columns-spanned="1" table:number-rows-spanned="2">
            <text:p>LinkedIn</text:p>
          </table:table-cell>
          <table:table-cell table:style-name="ce10" office:value-type="string" calcext:value-type="string" table:number-columns-spanned="1" table:number-rows-spanned="2">
            <text:p>YouTube</text:p>
          </table:table-cell>
          <table:table-cell table:style-name="ce10" office:value-type="string" calcext:value-type="string" table:number-columns-spanned="1" table:number-rows-spanned="2">
            <text:p>VK</text:p>
          </table:table-cell>
          <table:table-cell table:style-name="ce10" office:value-type="string" calcext:value-type="string" table:number-columns-spanned="1" table:number-rows-spanned="2">
            <text:p>X/Twitter</text:p>
          </table:table-cell>
          <table:table-cell table:style-name="ce10" office:value-type="string" calcext:value-type="string" table:number-columns-spanned="1" table:number-rows-spanned="2">
            <text:p>Pinterest</text:p>
          </table:table-cell>
          <table:table-cell table:number-columns-repeated="16372"/>
        </table:table-row>
        <table:table-row table:style-name="ro2">
          <table:covered-table-cell table:style-name="ce3" office:value-type="string" calcext:value-type="string">
            <text:p>Статьи</text:p>
          </table:covered-table-cell>
          <table:covered-table-cell table:number-columns-repeated="11" table:style-name="ce11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14/change/" xlink:type="simple">sitemap-for-website-on-django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13/change/" xlink:type="simple">custom-404-500-403-400-responce-pages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12/change/" xlink:type="simple">how-to-implement-feedback-form-django-htmx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11/change/" xlink:type="simple">how-to-add-filters-and-sorters-to-paginato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10/change/" xlink:type="simple">how-to-make-simple-paginator-django-htmx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09/change/" xlink:type="simple">how-to-implement-more-button-django-htmx-rest-api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08/change/" xlink:type="simple">kak-razvernut-django-sajt-na-reg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07/change/" xlink:type="simple">zarabotok-na-fajloobmennika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06/change/" xlink:type="simple">seo-audit-for-blog-in-january-february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05/change/" xlink:type="simple">about-not-canonical-pages-and-pagination-problems-while-indexing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02/change/" xlink:type="simple">django-rest-framework-api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00/change/" xlink:type="simple">how-to-write-google-search-results-scrap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99/change/" xlink:type="simple">django-localization-for-python-templates-js-models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98/change/" xlink:type="simple">connect-django-and-allauth-authentication-system-plus-react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95/change/" xlink:type="simple">perevod-telegram-bota-na-drugie-yazyki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94/change/" xlink:type="simple">sozdanie-tokena-i-nastrojka-telegram-bota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91/change/" xlink:type="simple">kak-sdelat-inlajn-telegram-bota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88/change/" xlink:type="simple">game-on-godot-games-on-cocos2dx-firts-release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87/change/" xlink:type="simple">sfml-games-solo-gamedev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74/change/" xlink:type="simple">vidy-telegram-botov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72/change/" xlink:type="simple">kak-sdelat-prostoiy-parser-na-python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71/change/" xlink:type="simple">cobol-programming-language-history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64/change/" xlink:type="simple">kak-napisat-parser-sajta-kinopoisk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60/change/" xlink:type="simple">online-store-scraping-wildberries-example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57/change/" xlink:type="simple">quill-custom-module-table-of-contents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56/change/" xlink:type="simple">quill-custom-button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55/change/" xlink:type="simple">quill-link-tooltip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54/change/" xlink:type="simple">quill-formats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53/change/" xlink:type="simple">quill-blots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51/change/" xlink:type="simple">stalled-server-response-investigation-and-solution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50/change/" xlink:type="simple">new-paginator-tagging-system-plus-gallery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69/change/" xlink:type="simple">interactive-website-tutorial-on-react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63/change/" xlink:type="simple">developing-website-frontend-and-design-on-react-with-django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62/change/" xlink:type="simple">kak-podklyuchit-django-na-python-k-react-app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60/change/" xlink:type="simple">kak-nastroit-obshhenie-mezdu-react-prilozeniem-i-django-api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59/change/" xlink:type="simple">how-to-create-blank-react-app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58/change/" xlink:type="simple">create-new-django-project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57/change/" xlink:type="simple">razrabotka-prostogo-veb-prilozheniya-na-django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56/change/" xlink:type="simple">series-of-articles-about-search-result-parser-webtool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73/change/" xlink:type="simple">new-project-search-result-parser-series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54/change/" xlink:type="simple">kak-zagruzit-sajt-na-hosting-beget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44/change/" xlink:type="simple">history-of-dead-languages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43/change/" xlink:type="simple">programming-history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41/change/" xlink:type="simple">world-wide-web-history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39/change/" xlink:type="simple">c-programming-history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38/change/" xlink:type="simple">python-history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36/change/" xlink:type="simple">how-to-deploy-telegram-bot-on-serv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72/change/" xlink:type="simple">rethinking-website-design-layout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4/change/" xlink:type="simple">quizbot-bot-for-telegram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1/change/" xlink:type="simple">commenting-system-for-a-website-using-the-django-framework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2/change/" xlink:type="simple">implementation-of-authentication-system-on-django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3/change/" xlink:type="simple">make-login-and-registration-forms-using-django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article/70/change/" xlink:type="simple">nachalo-bloga-pochemu-tut-tak-pusto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5" office:value-type="string" calcext:value-type="string" table:number-columns-spanned="1" table:number-rows-spanned="2">
            <text:p>Инструменты</text:p>
          </table:table-cell>
          <table:table-cell table:style-name="ce10" office:value-type="string" calcext:value-type="string" table:number-columns-spanned="1" table:number-rows-spanned="2">
            <text:p>Reddit</text:p>
          </table:table-cell>
          <table:table-cell table:style-name="ce10" office:value-type="string" calcext:value-type="string" table:number-columns-spanned="1" table:number-rows-spanned="2">
            <text:p>Dev.to</text:p>
          </table:table-cell>
          <table:table-cell table:style-name="ce10" office:value-type="string" calcext:value-type="string" table:number-columns-spanned="1" table:number-rows-spanned="2">
            <text:p>Hashnode</text:p>
          </table:table-cell>
          <table:table-cell table:style-name="ce10" office:value-type="string" calcext:value-type="string" table:number-columns-spanned="1" table:number-rows-spanned="2">
            <text:p>Hacker News</text:p>
          </table:table-cell>
          <table:table-cell table:style-name="ce10" office:value-type="string" calcext:value-type="string" table:number-columns-spanned="1" table:number-rows-spanned="2">
            <text:p>Product Hunt</text:p>
          </table:table-cell>
          <table:table-cell table:style-name="ce10" office:value-type="string" calcext:value-type="string" table:number-columns-spanned="1" table:number-rows-spanned="2">
            <text:p>Telegram</text:p>
          </table:table-cell>
          <table:table-cell table:style-name="ce10" office:value-type="string" calcext:value-type="string" table:number-columns-spanned="1" table:number-rows-spanned="2">
            <text:p>LinkedIn</text:p>
          </table:table-cell>
          <table:table-cell table:style-name="ce10" office:value-type="string" calcext:value-type="string" table:number-columns-spanned="1" table:number-rows-spanned="2">
            <text:p>YouTube</text:p>
          </table:table-cell>
          <table:table-cell table:style-name="ce10" office:value-type="string" calcext:value-type="string" table:number-columns-spanned="1" table:number-rows-spanned="2">
            <text:p>VK</text:p>
          </table:table-cell>
          <table:table-cell table:style-name="ce10" office:value-type="string" calcext:value-type="string" table:number-columns-spanned="1" table:number-rows-spanned="2">
            <text:p>X/Twitter</text:p>
          </table:table-cell>
          <table:table-cell table:style-name="ce10" office:value-type="string" calcext:value-type="string" table:number-columns-spanned="1" table:number-rows-spanned="2">
            <text:p>Pinterest</text:p>
          </table:table-cell>
          <table:table-cell table:number-columns-repeated="16372"/>
        </table:table-row>
        <table:table-row table:style-name="ro2">
          <table:covered-table-cell table:style-name="ce6"/>
          <table:covered-table-cell table:number-columns-repeated="11" table:style-name="ce11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217/change/" xlink:type="simple">link-thief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216/change/" xlink:type="simple">breadcrumbs-for-django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215/change/" xlink:type="simple">table-of-content-for-django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201/change/" xlink:type="simple">free-scraper-of-google-in-python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90/change/" xlink:type="simple">inline-telegram-bot-example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86/change/" xlink:type="simple">di-engine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85/change/" xlink:type="simple">life-of-loader-game-apk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84/change/" xlink:type="simple">assembly-hell-game-apk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83/change/" xlink:type="simple">kitty-mitty-game-apk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82/change/" xlink:type="simple">ship-escaper-game-sc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81/change/" xlink:type="simple">air-defence-game-sc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80/change/" xlink:type="simple">squeres-falling-game-sc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79/change/" xlink:type="simple">space-shooter-game-sc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78/change/" xlink:type="simple">pacman-game-sc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77/change/" xlink:type="simple">msquers-game-sc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73/change/" xlink:type="simple">prostoiy-parser-na-python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65/change/" xlink:type="simple">kinopoisk-pars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61/change/" xlink:type="simple">wildberries-scrap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52/change/" xlink:type="simple">wysiwyg-editor 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87/change/" xlink:type="simple">madlib-generator-pytkint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86/change/" xlink:type="simple">hangman-tkint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85/change/" xlink:type="simple">free-proxy-checker-cli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84/change/" xlink:type="simple">seo-blog-scraper-example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83/change/" xlink:type="simple">csgo-skins-pars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82/change/" xlink:type="simple">cyberforum-pars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81/change/" xlink:type="simple">free-proxy-scrapp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80/change/" xlink:type="simple">smart-eat-scrap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42/change/" xlink:type="simple">rss-read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40/change/" xlink:type="simple">shader-toy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76/change/" xlink:type="simple">parser-of-be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75/change/" xlink:type="simple">telegram-bot-notepad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74/change/" xlink:type="simple">simple-quizer-quizbot-for-telegram-using-python-aiogram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11/change/" xlink:type="simple">image_thief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77/change/" xlink:type="simple">food-parser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4" office:value-type="string" calcext:value-type="string">
            <text:p><text:a xlink:href="https://timthewebmaster.com/admin/Post/tool/79/change/" xlink:type="simple">parser-of-yahoo-finance-webtool</text:a> </text:p>
          </table:table-cell>
          <table:table-cell table:number-columns-repeated="10"/>
          <table:table-cell table:style-name="ce15"/>
          <table:table-cell table:number-columns-repeated="16372"/>
        </table:table-row>
        <table:table-row table:style-name="ro2">
          <table:table-cell table:style-name="ce7" office:value-type="string" calcext:value-type="string">
            <text:p><text:a xlink:href="https://timthewebmaster.com/admin/Post/tool/78/change/" xlink:type="simple">a-germany-goverment-parser</text:a> </text:p>
          </table:table-cell>
          <table:table-cell table:style-name="ce13" table:number-columns-repeated="10"/>
          <table:table-cell table:style-name="ce16"/>
          <table:table-cell table:number-columns-repeated="16372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08:59:21.1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15:46.175000000</meta:creation-date>
    <dc:date>2025-09-15T09:08:11.369000000</dc:date>
    <meta:editing-duration>PT16M49S</meta:editing-duration>
    <meta:editing-cycles>2</meta:editing-cycles>
    <meta:generator>LibreOffice/24.2.1.2$Windows_X86_64 LibreOffice_project/db4def46b0453cc22e2d0305797cf981b68ef5ac</meta:generator>
    <meta:document-statistic meta:table-count="1" meta:cell-count="116" meta:object-count="0"/>
  </office:meta>
</office:document-meta>
</file>